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3D4000003D42EE64C8F.png"/>
  <manifest:file-entry manifest:media-type="image/jpeg" manifest:full-path="Pictures/1000000000000150000001A991580D2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2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order-left="0.002cm solid #000000" fo:border-right="none" fo:border-top="0.002cm solid #000000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fo:color="#333333" fo:font-size="9pt" fo:language="th" fo:country="TH" fo:font-weight="bold" style:font-name-asian="Arial Unicode MS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color="#333333" fo:font-size="9pt" fo:language="th" fo:country="TH" fo:font-weight="bold" style:font-name-asian="Arial Unicode MS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0.002cm solid #000000" fo:border-left="none" fo:border-right="none" fo:border-top="none"/>
      <style:text-properties fo:font-size="7pt" style:font-size-asian="7pt" style:font-size-complex="7pt"/>
    </style:style>
    <style:style style:name="ce15" style:family="table-cell" style:parent-style-name="Default">
      <style:table-cell-properties fo:border="none"/>
      <style:text-properties fo:font-size="7pt" style:font-size-asian="7pt" style:font-size-complex="7pt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8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1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  <style:text-properties fo:color="#333333" fo:font-size="12pt" fo:language="en" fo:country="US" style:font-name-asian="Arial Unicode MS" style:font-size-asian="12pt" style:language-asian="en" style:country-asian="US" style:font-size-complex="6.80000019073486pt" style:language-complex="en" style:country-complex="US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</style:style>
    <style:style style:name="ce22" style:family="table-cell" style:parent-style-name="Default">
      <style:table-cell-properties fo:border-bottom="0.002cm solid #000000" fo:border-left="0.002cm solid #000000" fo:border-right="none" fo:border-top="0.002cm solid #000000"/>
      <style:text-properties fo:font-size="8pt" style:font-size-asian="8pt" style:font-size-complex="8pt"/>
    </style:style>
    <style:style style:name="ce23" style:family="table-cell" style:parent-style-name="Default">
      <style:text-properties style:text-underline-style="solid" style:text-underline-width="auto" style:text-und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002cm solid #000000" fo:border-top="0.002cm solid #000000"/>
    </style:style>
    <style:style style:name="ce27" style:family="table-cell" style:parent-style-name="Default">
      <style:table-cell-properties fo:border-bottom="0.002cm solid #000000" fo:border-left="none" fo:border-right="0.002cm solid #000000" fo:border-top="none"/>
    </style:style>
    <style:style style:name="ce28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30" style:family="table-cell" style:parent-style-name="Default">
      <style:table-cell-properties fo:border-bottom="0.002cm solid #000000" fo:border-left="none" fo:border-right="none" fo:border-top="none"/>
    </style:style>
    <style:style style:name="ce31" style:family="table-cell" style:parent-style-name="Default">
      <style:table-cell-properties fo:border-bottom="0.002cm solid #000000" fo:border-left="none" fo:border-right="none" fo:border-top="0.002cm solid #000000"/>
    </style:style>
    <style:style style:name="ce32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3" style:family="table-cell" style:parent-style-name="Default">
      <style:table-cell-properties fo:border-bottom="none" fo:border-left="none" fo:border-right="none" fo:border-top="0.002cm solid #000000"/>
    </style:style>
    <style:style style:name="ce3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1" style:family="table-cell" style:parent-style-name="Default">
      <style:table-cell-properties fo:border-bottom="none" fo:border-left="0.002cm solid #000000" fo:border-right="0.002cm solid #000000" fo:border-top="none"/>
    </style:style>
    <style:style style:name="ce42" style:family="table-cell" style:parent-style-name="Default">
      <style:table-cell-properties fo:border="0.002cm solid #000000"/>
    </style:style>
    <style:style style:name="ce43" style:family="table-cell" style:parent-style-name="Default">
      <style:table-cell-properties fo:border-bottom="none" fo:border-left="none" fo:border-right="none" fo:border-top="0.002cm solid #000000"/>
      <style:text-properties fo:font-size="7pt" fo:font-weight="bold" style:font-size-asian="7pt" style:font-weight-asian="bold" style:font-size-complex="7pt" style:font-weight-complex="bold"/>
    </style:style>
    <style:style style:name="ce44" style:family="table-cell" style:parent-style-name="Default">
      <style:table-cell-properties fo:border-bottom="0.002cm solid #000000" fo:border-left="none" fo:border-right="none" fo:border-top="none"/>
      <style:text-properties fo:font-size="7pt" fo:font-weight="bold" style:font-size-asian="7pt" style:font-weight-asian="bold" style:font-size-complex="7pt" style:font-weight-complex="bold"/>
    </style:style>
    <style:style style:name="ce45" style:family="table-cell" style:parent-style-name="Default">
      <style:table-cell-properties fo:border-bottom="none" fo:border-left="0.002cm solid #000000" fo:border-right="none" fo:border-top="none"/>
    </style:style>
    <style:style style:name="ce46" style:family="table-cell" style:parent-style-name="Default">
      <style:table-cell-properties fo:border-bottom="0.002cm solid #000000" fo:border-left="0.002cm solid #000000" fo:border-right="none" fo:border-top="none"/>
    </style:style>
    <style:style style:name="ce47" style:family="table-cell" style:parent-style-name="Default">
      <style:table-cell-properties fo:border-bottom="0.002cm solid #000000" fo:border-left="0.002cm solid #000000" fo:border-right="none" fo:border-top="0.002cm solid #000000"/>
      <style:text-properties fo:font-size="9pt" style:font-size-asian="9pt" style:font-size-complex="9pt"/>
    </style:style>
    <style:style style:name="ce48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7pt" style:font-size-asian="7pt" style:font-size-complex="7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ize="7pt" style:font-size-asian="7pt" style:font-size-complex="7pt"/>
    </style:style>
    <style:style style:name="ce5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  <style:text-properties fo:font-size="7pt" style:font-size-asian="7pt" style:font-size-complex="7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25" office:value-type="string">
            <text:p>แบบสำรวจ ด่านชั่งน้ำหนัก รถบรรทุก การทางพิเศษ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5"/>
          <table:table-cell table:number-columns-repeated="5"/>
        </table:table-row>
        <table:table-row table:style-name="ro2">
          <table:table-cell table:style-name="ce1" office:value-type="string">
            <text:p><text:s text:c="5"/>วันที่ <text:span text:style-name="T1">20 </text:span><text:span text:style-name="T1">ตุลาคม </text:span><text:span text:style-name="T1">2565</text:span></text:p>
          </table:table-cell>
          <table:table-cell table:style-name="ce1"/>
          <table:table-cell table:number-columns-repeated="6"/>
        </table:table-row>
        <table:table-row table:style-name="ro2">
          <table:table-cell table:style-name="ce1" office:value-type="string">
            <text:p><text:s text:c="5"/>สถานที่ <text:span text:style-name="T1">ด่านฯ ประชาอุทิศ</text:span>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table:style-name="ce2"/>
          <table:table-cell table:style-name="ce7"/>
          <table:table-cell table:style-name="ce26"/>
          <table:table-cell table:style-name="ce33"/>
          <table:table-cell table:style-name="ce19" office:value-type="string">
            <text:p>สถานะ</text:p>
          </table:table-cell>
          <table:table-cell table:style-name="ce32"/>
          <table:table-cell table:style-name="ce7"/>
          <table:table-cell table:style-name="ce26"/>
        </table:table-row>
        <table:table-row table:style-name="ro1">
          <table:table-cell table:style-name="ce3" office:value-type="string">
            <text:p>ลำดับ</text:p>
          </table:table-cell>
          <table:table-cell table:style-name="ce8" office:value-type="string">
            <text:p>รายการ</text:p>
          </table:table-cell>
          <table:table-cell table:style-name="ce27"/>
          <table:table-cell table:style-name="ce34" office:value-type="string">
            <text:p>จำนวน</text:p>
          </table:table-cell>
          <table:table-cell table:style-name="ce39" office:value-type="string">
            <text:p>ใช้งานได้</text:p>
          </table:table-cell>
          <table:table-cell table:style-name="ce4" office:value-type="string">
            <text:p>ใช้งานไม่ได้</text:p>
          </table:table-cell>
          <table:table-cell table:style-name="ce8" office:value-type="string">
            <text:p>หมายเหตุ</text:p>
          </table:table-cell>
          <table:table-cell table:style-name="ce27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9" office:value-type="string">
            <text:p><text:s text:c="9"/>แท่นชั่งน้ำหนัก</text:p>
          </table:table-cell>
          <table:table-cell table:style-name="ce28"/>
          <table:table-cell table:style-name="ce35" office:value-type="float" office:value="1">
            <text:p>1</text:p>
          </table:table-cell>
          <table:table-cell table:style-name="ce18">
            <draw:frame table:end-cell-address="Sheet1.E10" table:end-x="1.407cm" table:end-y="0.376cm" draw:z-index="0" draw:name="Graphics 1" draw:style-name="gr1" draw:text-style-name="P1" svg:width="0.641cm" svg:height="0.374cm" svg:x="0.766cm" svg:y="0.002cm">
              <draw:image xlink:href="Pictures/1000000000000150000001A991580D29.jpg" xlink:type="simple" xlink:show="embed" xlink:actuate="onLoad">
                <text:p/>
              </draw:image>
            </draw:frame>
          </table:table-cell>
          <table:table-cell table:style-name="ce42"/>
          <table:table-cell table:style-name="ce18"/>
          <table:table-cell table:style-name="ce48" office:value-type="string">
            <text:p>ต้องปรับปรุง ในสภาพโลหะ ที่ผุกร่อน</text:p>
          </table:table-cell>
        </table:table-row>
        <table:table-row table:style-name="ro1">
          <table:table-cell table:style-name="ce5"/>
          <table:table-cell table:style-name="ce10"/>
          <table:table-cell table:style-name="ce29"/>
          <table:table-cell table:style-name="ce5"/>
          <table:table-cell table:style-name="ce33"/>
          <table:table-cell table:style-name="ce2"/>
          <table:table-cell table:style-name="ce43" office:value-type="string">
            <text:p>ไม่สามารถประเมินได้ ไม่มีไฟฟ้า</text:p>
          </table:table-cell>
          <table:table-cell table:style-name="ce26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โหลดเซล</text:p>
          </table:table-cell>
          <table:table-cell table:style-name="ce30"/>
          <table:table-cell table:style-name="ce3" office:value-type="float" office:value="4">
            <text:p>4</text:p>
          </table:table-cell>
          <table:table-cell table:style-name="ce30"/>
          <table:table-cell table:style-name="ce40"/>
          <table:table-cell table:style-name="ce44" office:value-type="string">
            <text:p>เครื่องชั่ง ไม่เปิดใช้งาน</text:p>
          </table:table-cell>
          <table:table-cell table:style-name="ce27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2" office:value-type="string">
            <text:p>กล่องรวมสัญญาณ (J-Boxes)</text:p>
          </table:table-cell>
          <table:table-cell table:style-name="ce31"/>
          <table:table-cell table:style-name="ce36" office:value-type="string">
            <text:p>-</text:p>
          </table:table-cell>
          <table:table-cell table:style-name="ce31"/>
          <table:table-cell table:style-name="ce42"/>
          <table:table-cell table:style-name="ce19" office:value-type="string">
            <text:p>ไม่มี</text:p>
          </table:table-cell>
          <table:table-cell table:style-name="ce3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3" office:value-type="string">
            <text:p><text:s/>เครื่องแสดงค่าน้ำหนัก (หัวอ่าน)</text:p>
          </table:table-cell>
          <table:table-cell table:style-name="ce27"/>
          <table:table-cell table:style-name="ce37" office:value-type="string">
            <text:p>-</text:p>
          </table:table-cell>
          <table:table-cell table:style-name="ce40"/>
          <table:table-cell table:style-name="ce42"/>
          <table:table-cell table:style-name="ce19" office:value-type="string">
            <text:p>ไม่มี</text:p>
          </table:table-cell>
          <table:table-cell table:style-name="ce27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14" office:value-type="string">
            <text:p><text:s/>จอแสดงผลภายนอก (Remote Display)</text:p>
          </table:table-cell>
          <table:table-cell table:style-name="ce30"/>
          <table:table-cell table:style-name="ce3" office:value-type="float" office:value="1">
            <text:p>1</text:p>
          </table:table-cell>
          <table:table-cell table:style-name="ce30"/>
          <table:table-cell table:style-name="ce40">
            <draw:frame table:end-cell-address="Sheet1.F15" table:end-x="1.182cm" table:end-y="0.35cm" draw:z-index="4" draw:name="Graphics 2" draw:style-name="gr1" draw:text-style-name="P1" svg:width="0.363cm" svg:height="0.347cm" svg:x="0.819cm" svg:y="0.003cm">
              <draw:image xlink:href="Pictures/10000200000003D4000003D42EE64C8F.png" xlink:type="simple" xlink:show="embed" xlink:actuate="onLoad">
                <text:p/>
              </draw:image>
            </draw:frame>
          </table:table-cell>
          <table:table-cell table:style-name="ce11" office:value-type="string">
            <text:p>สภาพเก่า</text:p>
          </table:table-cell>
          <table:table-cell table:style-name="ce27"/>
        </table:table-row>
        <table:table-row table:style-name="ro1">
          <table:table-cell table:style-name="ce5"/>
          <table:table-cell table:style-name="ce15"/>
          <table:table-cell table:style-name="ce16"/>
          <table:table-cell table:style-name="ce5"/>
          <table:table-cell table:style-name="ce2"/>
          <table:table-cell table:style-name="ce16"/>
          <table:table-cell table:style-name="ce7"/>
          <table:table-cell table:style-name="ce49" office:value-type="string">
            <text:p>เนื่องจากไม่มีกระแสไฟฟ้า จึงไม่ได้มีการลอง</text:p>
          </table:table-cell>
        </table:table-row>
        <table:table-row table:style-name="ro1">
          <table:table-cell table:style-name="ce6"/>
          <table:table-cell table:style-name="ce15"/>
          <table:table-cell table:style-name="ce16"/>
          <table:table-cell table:style-name="ce6"/>
          <table:table-cell table:style-name="ce41"/>
          <table:table-cell table:style-name="ce16"/>
          <table:table-cell table:style-name="ce45"/>
          <table:table-cell table:style-name="ce50" office:value-type="string">
            <text:p>การทำงานของปั๊ม แต่สภาพที่ไม่เก่า</text:p>
          </table:table-cell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6" office:value-type="string">
            <text:p><text:s/>ปั๊มน้ำแบบดูดตะกอน</text:p>
          </table:table-cell>
          <table:table-cell table:style-name="ce16"/>
          <table:table-cell table:style-name="ce38" office:value-type="float" office:value="1">
            <text:p>1</text:p>
          </table:table-cell>
          <table:table-cell table:style-name="ce40">
            <draw:frame table:end-cell-address="Sheet1.E18" table:end-x="1.35cm" table:end-y="0.39cm" draw:z-index="8" draw:name="Graphics 1" draw:style-name="gr1" draw:text-style-name="P1" svg:width="0.641cm" svg:height="0.374cm" svg:x="0.709cm" svg:y="0.016cm">
              <draw:image xlink:href="Pictures/1000000000000150000001A991580D29.jpg" xlink:type="simple" xlink:show="embed" xlink:actuate="onLoad">
                <text:p/>
              </draw:image>
            </draw:frame>
          </table:table-cell>
          <table:table-cell table:style-name="ce16"/>
          <table:table-cell table:style-name="ce46"/>
          <table:table-cell table:style-name="ce51" office:value-type="string">
            <text:p>จึงประเมินว่า ยังคงทำงานได้</text:p>
          </table:table-cell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7" office:value-type="string">
            <text:p>ตู้ควบคุมปั๊มน้ำ</text:p>
          </table:table-cell>
          <table:table-cell table:style-name="ce32"/>
          <table:table-cell table:style-name="ce37" office:value-type="string">
            <text:p>-</text:p>
          </table:table-cell>
          <table:table-cell table:style-name="ce18"/>
          <table:table-cell table:style-name="ce42"/>
          <table:table-cell table:style-name="ce19" office:value-type="string">
            <text:p>ไม่มี</text:p>
          </table:table-cell>
          <table:table-cell table:style-name="ce32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18" office:value-type="string">
            <text:p><text:s/>สัญญาณไฟจราจร เขียว แดง</text:p>
          </table:table-cell>
          <table:table-cell table:style-name="ce32"/>
          <table:table-cell table:style-name="ce3" office:value-type="float" office:value="1">
            <text:p>1</text:p>
          </table:table-cell>
          <table:table-cell table:style-name="ce18"/>
          <table:table-cell table:style-name="ce42">
            <draw:frame table:end-cell-address="Sheet1.F20" table:end-x="1.185cm" table:end-y="0.359cm" draw:z-index="1" draw:name="Graphics 2" draw:style-name="gr1" draw:text-style-name="P1" svg:width="0.363cm" svg:height="0.347cm" svg:x="0.822cm" svg:y="0.012cm">
              <draw:image xlink:href="Pictures/10000200000003D4000003D42EE64C8F.png" xlink:type="simple" xlink:show="embed" xlink:actuate="onLoad">
                <text:p/>
              </draw:image>
            </draw:frame>
          </table:table-cell>
          <table:table-cell table:style-name="ce47" office:value-type="string">
            <text:p>เก่า <text:s/>ชำรุด ไม่สามารถทำงานได้</text:p>
          </table:table-cell>
          <table:table-cell table:style-name="ce32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18" office:value-type="string">
            <text:p>ตู้ควบคุม สัญญาณไฟจราจร</text:p>
          </table:table-cell>
          <table:table-cell table:style-name="ce32"/>
          <table:table-cell table:style-name="ce37" office:value-type="string">
            <text:p>-</text:p>
          </table:table-cell>
          <table:table-cell table:style-name="ce18"/>
          <table:table-cell table:style-name="ce42"/>
          <table:table-cell table:style-name="ce19" office:value-type="string">
            <text:p>ไม่มี</text:p>
          </table:table-cell>
          <table:table-cell table:style-name="ce32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9" office:value-type="string">
            <text:p>คอมพิวเตอร์</text:p>
          </table:table-cell>
          <table:table-cell table:style-name="ce32"/>
          <table:table-cell table:style-name="ce37" office:value-type="string">
            <text:p>-</text:p>
          </table:table-cell>
          <table:table-cell table:style-name="ce18"/>
          <table:table-cell table:style-name="ce42"/>
          <table:table-cell table:style-name="ce19" office:value-type="string">
            <text:p>ไม่มี</text:p>
          </table:table-cell>
          <table:table-cell table:style-name="ce32"/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20" office:value-type="string">
            <text:p>Printer</text:p>
          </table:table-cell>
          <table:table-cell table:style-name="ce32"/>
          <table:table-cell table:style-name="ce35" office:value-type="float" office:value="1">
            <text:p>1</text:p>
          </table:table-cell>
          <table:table-cell table:style-name="ce18"/>
          <table:table-cell table:style-name="ce42">
            <draw:frame table:end-cell-address="Sheet1.F23" table:end-x="1.182cm" table:end-y="0.444cm" draw:z-index="5" draw:name="Graphics 2" draw:style-name="gr1" draw:text-style-name="P1" svg:width="0.363cm" svg:height="0.347cm" svg:x="0.819cm" svg:y="0.097cm">
              <draw:image xlink:href="Pictures/10000200000003D4000003D42EE64C8F.png" xlink:type="simple" xlink:show="embed" xlink:actuate="onLoad">
                <text:p/>
              </draw:image>
            </draw:frame>
          </table:table-cell>
          <table:table-cell table:style-name="ce47" office:value-type="string">
            <text:p>เก่า <text:s/>ชำรุด ไม่สามารถทำงานได้</text:p>
          </table:table-cell>
          <table:table-cell table:style-name="ce32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21" office:value-type="string">
            <text:p>กล้องโทรทัศน์วงจรปิด</text:p>
          </table:table-cell>
          <table:table-cell table:style-name="ce32"/>
          <table:table-cell table:style-name="ce37" office:value-type="string">
            <text:p>-</text:p>
          </table:table-cell>
          <table:table-cell table:style-name="ce18"/>
          <table:table-cell table:style-name="ce42"/>
          <table:table-cell table:style-name="ce19" office:value-type="string">
            <text:p>ไม่มี</text:p>
          </table:table-cell>
          <table:table-cell table:style-name="ce32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22" office:value-type="string">
            <text:p>เครื่องบันทึกภาพโทรทัศน์วงจรปิด</text:p>
          </table:table-cell>
          <table:table-cell table:style-name="ce32"/>
          <table:table-cell table:style-name="ce37" office:value-type="string">
            <text:p>-</text:p>
          </table:table-cell>
          <table:table-cell table:style-name="ce18"/>
          <table:table-cell table:style-name="ce42"/>
          <table:table-cell table:style-name="ce19" office:value-type="string">
            <text:p>ไม่มี</text:p>
          </table:table-cell>
          <table:table-cell table:style-name="ce32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18" office:value-type="string">
            <text:p>ฐานรองรับโหลดเซล</text:p>
          </table:table-cell>
          <table:table-cell table:style-name="ce32"/>
          <table:table-cell table:style-name="ce35" office:value-type="float" office:value="4">
            <text:p>4</text:p>
          </table:table-cell>
          <table:table-cell table:style-name="ce18">
            <draw:frame table:end-cell-address="Sheet1.E26" table:end-x="1.407cm" table:end-y="0.42cm" draw:z-index="6" draw:name="Graphics 1" draw:style-name="gr1" draw:text-style-name="P1" svg:width="0.641cm" svg:height="0.374cm" svg:x="0.766cm" svg:y="0.046cm">
              <draw:image xlink:href="Pictures/1000000000000150000001A991580D29.jpg" xlink:type="simple" xlink:show="embed" xlink:actuate="onLoad">
                <text:p/>
              </draw:image>
            </draw:frame>
          </table:table-cell>
          <table:table-cell table:style-name="ce42"/>
          <table:table-cell table:style-name="ce18"/>
          <table:table-cell table:style-name="ce48" office:value-type="string">
            <text:p>ต้องปรับปรุง ในสภาพโลหะ ที่ผุกร่อน</text:p>
          </table:table-cell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18" office:value-type="string">
            <text:p>เหล็กฉากขอบบ่อแท่นชั่ง</text:p>
          </table:table-cell>
          <table:table-cell table:style-name="ce32"/>
          <table:table-cell table:style-name="ce31"/>
          <table:table-cell table:style-name="ce18">
            <draw:frame table:end-cell-address="Sheet1.E27" table:end-x="1.407cm" table:end-y="0.419cm" draw:z-index="7" draw:name="Graphics 1" draw:style-name="gr1" draw:text-style-name="P1" svg:width="0.641cm" svg:height="0.374cm" svg:x="0.766cm" svg:y="0.045cm">
              <draw:image xlink:href="Pictures/1000000000000150000001A991580D29.jpg" xlink:type="simple" xlink:show="embed" xlink:actuate="onLoad">
                <text:p/>
              </draw:image>
            </draw:frame>
          </table:table-cell>
          <table:table-cell table:style-name="ce42"/>
          <table:table-cell table:style-name="ce18"/>
          <table:table-cell table:style-name="ce32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19" office:value-type="string">
            <text:p>Stopper</text:p>
          </table:table-cell>
          <table:table-cell table:style-name="ce32"/>
          <table:table-cell table:style-name="ce35" office:value-type="float" office:value="4">
            <text:p>4</text:p>
          </table:table-cell>
          <table:table-cell table:style-name="ce18"/>
          <table:table-cell table:style-name="ce42">
            <draw:frame table:end-cell-address="Sheet1.F28" table:end-x="1.185cm" table:end-y="0.36cm" draw:z-index="2" draw:name="Graphics 2" draw:style-name="gr1" draw:text-style-name="P1" svg:width="0.363cm" svg:height="0.347cm" svg:x="0.822cm" svg:y="0.013cm">
              <draw:image xlink:href="Pictures/10000200000003D4000003D42EE64C8F.png" xlink:type="simple" xlink:show="embed" xlink:actuate="onLoad">
                <text:p/>
              </draw:image>
            </draw:frame>
          </table:table-cell>
          <table:table-cell table:style-name="ce22" office:value-type="string">
            <text:p>ไม่สามารถปรับตั้ง ระยะ ช่องว่าง ได้</text:p>
          </table:table-cell>
          <table:table-cell table:style-name="ce32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18" office:value-type="string">
            <text:p>ระบบกราวนด์แท่นชั่งน้ำหนัก</text:p>
          </table:table-cell>
          <table:table-cell table:style-name="ce32"/>
          <table:table-cell table:style-name="ce37" office:value-type="string">
            <text:p>-</text:p>
          </table:table-cell>
          <table:table-cell table:style-name="ce18"/>
          <table:table-cell table:style-name="ce42">
            <draw:frame table:end-cell-address="Sheet1.F29" table:end-x="1.185cm" table:end-y="0.359cm" draw:z-index="3" draw:name="Graphics 2" draw:style-name="gr1" draw:text-style-name="P1" svg:width="0.363cm" svg:height="0.347cm" svg:x="0.822cm" svg:y="0.012cm">
              <draw:image xlink:href="Pictures/10000200000003D4000003D42EE64C8F.png" xlink:type="simple" xlink:show="embed" xlink:actuate="onLoad">
                <text:p/>
              </draw:image>
            </draw:frame>
          </table:table-cell>
          <table:table-cell table:style-name="ce19" office:value-type="string">
            <text:p>ไม่มี</text:p>
          </table:table-cell>
          <table:table-cell table:style-name="ce3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3" office:value-type="string">
            <text:p>เสนอแน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…...........................................................................................................................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…...........................................................................................................................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…............................................................................................................................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office:value-type="string">
            <text:p>ลงชื่อ ปกรลัมภณ์, สมพงษ์, สมศักดิ์</text:p>
          </table:table-cell>
          <table:table-cell table:number-columns-repeated="3"/>
          <table:table-cell office:value-type="string">
            <text:p>ลงชื่อ …............................................</text:p>
          </table:table-cell>
          <table:table-cell table:number-columns-repeated="2"/>
        </table:table-row>
        <table:table-row table:style-name="ro2">
          <table:table-cell/>
          <table:table-cell table:style-name="ce24"/>
          <table:table-cell table:style-name="ce24" office:value-type="string">
            <text:p>(ช่างผู้เข้าดำเนินงาน)</text:p>
          </table:table-cell>
          <table:table-cell table:style-name="ce24"/>
          <table:table-cell/>
          <table:table-cell table:style-name="ce24"/>
          <table:table-cell table:style-name="ce24" office:value-type="string">
            <text:p>(เจ้าหน้าที่การทางพิเศษ)</text:p>
          </table:table-cell>
          <table:table-cell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th" style:country-complex="TH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0">20/10/2022</text:date>, <text:time>15:2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mpong Jongmeesuk</meta:initial-creator>
    <meta:creation-date>2022-10-19T18:27:58.65</meta:creation-date>
    <dc:date>2022-10-20T15:29:37.89</dc:date>
    <dc:creator>Sompong Jongmeesuk</dc:creator>
    <meta:editing-duration>PT2H13M45S</meta:editing-duration>
    <meta:editing-cycles>36</meta:editing-cycles>
    <meta:generator>OpenOffice/4.1.13$Win32 OpenOffice.org_project/4113m1$Build-9810</meta:generator>
    <meta:document-statistic meta:table-count="1" meta:cell-count="87" meta:object-count="9"/>
  </office:meta>
</office:document-meta>
</file>